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in" svg:height="3.5449in" svg:x="3.111in" svg:y="0.3346in">
            <draw:object draw:notify-on-update-of-ranges="Sheet1.A2:Sheet1.A19 Sheet1.B1:Sheet1.B1 Sheet1.B2:Sheet1.B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90" calcext:value-type="float">
            <text:p>129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02" calcext:value-type="float">
            <text:p>13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79" calcext:value-type="float">
            <text:p>13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04" calcext:value-type="float">
            <text:p>14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91" calcext:value-type="float">
            <text:p>149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05" calcext:value-type="float">
            <text:p>17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42" calcext:value-type="float">
            <text:p>174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67" calcext:value-type="float">
            <text:p>18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69" calcext:value-type="float">
            <text:p>19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93" calcext:value-type="float">
            <text:p>209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72" calcext:value-type="float">
            <text:p>227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68" calcext:value-type="float">
            <text:p>276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13" calcext:value-type="float">
            <text:p>31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58" calcext:value-type="float">
            <text:p>325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534" calcext:value-type="float">
            <text:p>353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701" calcext:value-type="float">
            <text:p>37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09">00/00/0000</text:date>, <text:time style:data-style-name="N2" text:time-value="19:36:20.38360527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9T19:24:42.078648021</meta:creation-date>
    <dc:date>2021-11-09T23:15:43.426863365</dc:date>
    <meta:editing-duration>PT3H31M52S</meta:editing-duration>
    <meta:editing-cycles>2</meta:editing-cycles>
    <meta:generator>LibreOffice/7.2.2.2$Linux_X86_64 LibreOffice_project/20$Build-2</meta:generator>
    <meta:document-statistic meta:table-count="1" meta:cell-count="3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887cm" svg:y="4.203cm" style:legend-expansion="high" chart:style-name="ch2"/>
        <chart:plot-area chart:style-name="ch3" table:cell-range-address="Sheet1.A1:Sheet1.B19" chart:data-source-has-labels="both" svg:x="0.319cm" svg:y="0.18cm" svg:width="13.249cm" svg:height="8.645cm">
          <chart:coordinate-region svg:x="1.311cm" svg:y="0.379cm" svg:width="12.07cm" svg:height="7.799cm"/>
          <chart:axis chart:dimension="x" chart:name="primary-x" chart:style-name="ch4" chartooo:axis-type="auto">
            <chartooo:date-scale/>
            <chart:categories table:cell-range-address="Sheet1.A2:Sheet1.A1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9" chart:label-cell-address="Sheet1.B1:Sheet1.B1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Sheet1.A2:Sheet1.A19</svg:desc>
                </draw:g>
              </table:table-cell>
              <table:table-cell office:value-type="float" office:value="1290">
                <text:p>1290</text:p>
                <draw:g>
                  <svg:desc>Sheet1.B2:Sheet1.B19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302">
                <text:p>130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372">
                <text:p>137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379">
                <text:p>137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404">
                <text:p>140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491">
                <text:p>149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705">
                <text:p>170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742">
                <text:p>174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867">
                <text:p>186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969">
                <text:p>196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093">
                <text:p>209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272">
                <text:p>227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511">
                <text:p>251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768">
                <text:p>276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113">
                <text:p>311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58">
                <text:p>325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3534">
                <text:p>353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701">
                <text:p>37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